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Little Prince is revered around the world. Two hundred million copies have been sold in 270 languages; it is the fourth best-selling book of all time. Part of its allure is that is seems incredibly wise but so simple it is read as a work for children. Yet its meaning is elusive, and its place amid the writings of an adventurer and war hero acclaimed for dramatic bestsellers like Night Flight and Flight to Arras is mysterious. In this elegant, carefully argued book, Pierre Lassus reexamines the story of The Little Prince against the facts of Saint-Exup豹's own extraordinary life, from his cherished but fatherless childhood in aristocratic poverty to his career as a pioneering pilot. His plane had broken down in the desert before. He had adopted a fox, when posted at the Spanish fort of Cape Juby, in southern Morocco. He had known the world of business before becoming pilot; he had also known unrequited love. Like his little protagonist's, his body was never found after his plane disappeared in World War II. He was working on his spiritual autobiography when he died, and there too, Lassus finds resonances and keys to the understated spirituality of his last great book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4T17:42:56.510000000</dc:date>
    <meta:editing-duration>PT10S</meta:editing-duration>
    <meta:editing-cycles>2</meta:editing-cycles>
    <meta:generator>LibreOffice/7.3.7.2$Windows_X86_64 LibreOffice_project/e114eadc50a9ff8d8c8a0567d6da8f454beeb84f</meta:generator>
    <meta:document-statistic meta:table-count="0" meta:image-count="0" meta:object-count="0" meta:page-count="1" meta:paragraph-count="1" meta:word-count="205" meta:character-count="1188" meta:non-whitespace-character-count="985"/>
  </office:meta>
</office:document-meta>
</file>